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53c4" officeooo:paragraph-rsid="001053c4"/>
    </style:style>
    <style:style style:name="P2" style:family="paragraph" style:parent-style-name="Standard">
      <style:paragraph-properties fo:text-align="start" style:justify-single-word="false"/>
      <style:text-properties officeooo:rsid="001053c4" officeooo:paragraph-rsid="001053c4"/>
    </style:style>
    <style:style style:name="P3" style:family="paragraph" style:parent-style-name="Standard">
      <style:paragraph-properties fo:text-align="start" style:justify-single-word="false"/>
      <style:text-properties officeooo:rsid="001241fc" officeooo:paragraph-rsid="001241fc"/>
    </style:style>
    <style:style style:name="T1" style:family="text">
      <style:text-properties officeooo:rsid="001241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Química</text:p>
      <text:p text:style-name="P1"/>
      <text:p text:style-name="P2">1-Sim, o óleo de sardinha tem 77% de ácidos graxos insaturados, cerca de metade de ácidos poli saturados, sendo assim o consumo de óleo de sardinha pode ser mais vantajoso. </text:p>
      <text:p text:style-name="P2"/>
      <text:p text:style-name="P2">2-<text:span text:style-name="T1">Esses ácidos são presentes principalmente na gordura da manteiga. </text:span></text:p>
      <text:p text:style-name="P3">b)Geralmente como <text:s/>constituinte de gorduras.</text:p>
      <text:p text:style-name="P3">c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09:49:37.141223071</meta:creation-date>
    <dc:date>2020-10-20T10:01:57.328586294</dc:date>
    <meta:editing-duration>PT2M10S</meta:editing-duration>
    <meta:editing-cycles>1</meta:editing-cycles>
    <meta:document-statistic meta:table-count="0" meta:image-count="0" meta:object-count="0" meta:page-count="1" meta:paragraph-count="5" meta:word-count="48" meta:character-count="307" meta:non-whitespace-character-count="261"/>
    <meta:generator>LibreOffice/6.4.6.2$Linux_X86_64 LibreOffice_project/40$Build-2</meta:generator>
  </office:meta>
</office:document-meta>
</file>